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3.301cm" svg:y="0.1cm">
            <draw:object draw:notify-on-update-of-ranges="Sheet1.A1:Sheet1.A77 Sheet1.B1:Sheet1.B7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12987012987">
            <text:p>0.1298701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41025641026">
            <text:p>0.06410256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06329113924">
            <text:p>0.05063291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75">
            <text:p>0.03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37037037037">
            <text:p>0.0370370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43902439024">
            <text:p>0.02439024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40963855422">
            <text:p>0.02409638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38095238095">
            <text:p>0.02380952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35294117647">
            <text:p>0.02352941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32558139535">
            <text:p>0.0232558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229885057471">
            <text:p>0.02298850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227272727273">
            <text:p>0.02272727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24719101124">
            <text:p>0.02247191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22222222222">
            <text:p>0.02222222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1978021978">
            <text:p>0.0219780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217391304348">
            <text:p>0.02173913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0752688172">
            <text:p>0.01075268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06382978723">
            <text:p>0.010638297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05263157895">
            <text:p>0.01052631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04166666667">
            <text:p>0.0104166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03092783505">
            <text:p>0.010309278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02040816327">
            <text:p>0.01020408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0101010101">
            <text:p>0.01010101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990099009901">
            <text:p>0.00990099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980392156863">
            <text:p>0.00980392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970873786408">
            <text:p>0.009708737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961538461538">
            <text:p>0.009615384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952380952381">
            <text:p>0.009523809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943396226415">
            <text:p>0.009433962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934579439252">
            <text:p>0.009345794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925925925926">
            <text:p>0.009259259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917431192661">
            <text:p>0.009174311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909090909091">
            <text:p>0.009090909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900900900901">
            <text:p>0.00900900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892857142857">
            <text:p>0.00892857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884955752212">
            <text:p>0.00884955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877192982456">
            <text:p>0.008771929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869565217391">
            <text:p>0.008695652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862068965517">
            <text:p>0.008620689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854700854701">
            <text:p>0.008547008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847457627119">
            <text:p>0.008474576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840336134454">
            <text:p>0.008403361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833333333333">
            <text:p>0.008333333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826446280992">
            <text:p>0.008264462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819672131148">
            <text:p>0.008196721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813008130081">
            <text:p>0.008130081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806451612903">
            <text:p>0.008064516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793650793651">
            <text:p>0.007936507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787401574803">
            <text:p>0.007874015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78125">
            <text:p>0.0078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77519379845">
            <text:p>0.00775193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769230769231">
            <text:p>0.007692307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763358778626">
            <text:p>0.007633587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757575757576">
            <text:p>0.007575757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751879699248">
            <text:p>0.00751879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746268656716">
            <text:p>0.007462686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740740740741">
            <text:p>0.00740740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735294117647">
            <text:p>0.00735294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729927007299">
            <text:p>0.00729927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724637681159">
            <text:p>0.007246376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719424460432">
            <text:p>0.007194244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714285714286">
            <text:p>0.007142857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0709219858156">
            <text:p>0.007092198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0704225352113">
            <text:p>0.007042253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0699300699301">
            <text:p>0.00699300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0694444444444">
            <text:p>0.006944444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0689655172414">
            <text:p>0.00689655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684931506849">
            <text:p>0.006849315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0680272108844">
            <text:p>0.006802721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0675675675676">
            <text:p>0.006756756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0671140939597">
            <text:p>0.006711409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0666666666667">
            <text:p>0.006666666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0662251655629">
            <text:p>0.006622516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0657894736842">
            <text:p>0.006578947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0653594771242">
            <text:p>0.00653594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ja" style:country-asian="JP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2013/01/03</text:date>, <text:time>09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3T09:49:16</dc:date>
    <meta:document-statistic meta:table-count="1" meta:cell-count="154" meta:object-count="1"/>
    <meta:generator>LibreOffice/3.4$Linu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77" svg:x="0.77cm" svg:y="0.855cm" svg:width="14.59cm" svg:height="7.545cm">
          <chartooo:coordinate-region svg:x="1.682cm" svg:y="1.055cm" svg:width="13.491cm" svg:height="6.6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77" chart:class="chart:scatter">
            <chart:domain table:cell-range-address="Sheet1.A1:Sheet1.A77"/>
            <chart:data-point chart:repeated="7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77</svg:desc>
                </draw:g>
              </table:table-cell>
              <table:table-cell office:value-type="float" office:value="0.12987012987">
                <text:p>0.12987012987</text:p>
                <draw:g>
                  <svg:desc>Sheet1.B1:Sheet1.B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41025641026">
                <text:p>0.0641025641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06329113924">
                <text:p>0.0506329113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7037037037">
                <text:p>0.0370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43902439024">
                <text:p>0.0243902439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40963855422">
                <text:p>0.0240963855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238095238095">
                <text:p>0.0238095238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235294117647">
                <text:p>0.023529411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32558139535">
                <text:p>0.0232558139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229885057471">
                <text:p>0.0229885057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27272727273">
                <text:p>0.02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224719101124">
                <text:p>0.0224719101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22222222222">
                <text:p>0.0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21978021978">
                <text:p>0.021978021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17391304348">
                <text:p>0.0217391304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0752688172">
                <text:p>0.010752688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06382978723">
                <text:p>0.0106382978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05263157895">
                <text:p>0.01052631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04166666667">
                <text:p>0.0104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03092783505">
                <text:p>0.0103092783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02040816327">
                <text:p>0.0102040816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0101010101">
                <text:p>0.010101010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990099009901">
                <text:p>0.00990099009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980392156863">
                <text:p>0.00980392156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970873786408">
                <text:p>0.00970873786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961538461538">
                <text:p>0.00961538461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952380952381">
                <text:p>0.00952380952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943396226415">
                <text:p>0.009433962264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934579439252">
                <text:p>0.00934579439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925925925926">
                <text:p>0.00925925925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917431192661">
                <text:p>0.009174311926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909090909091">
                <text:p>0.00909090909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900900900901">
                <text:p>0.00900900900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892857142857">
                <text:p>0.00892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884955752212">
                <text:p>0.00884955752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877192982456">
                <text:p>0.00877192982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869565217391">
                <text:p>0.00869565217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862068965517">
                <text:p>0.008620689655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854700854701">
                <text:p>0.00854700854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847457627119">
                <text:p>0.00847457627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840336134454">
                <text:p>0.008403361344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833333333333">
                <text:p>0.008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826446280992">
                <text:p>0.00826446280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819672131148">
                <text:p>0.00819672131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813008130081">
                <text:p>0.00813008130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806451612903">
                <text:p>0.00806451612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793650793651">
                <text:p>0.007936507936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787401574803">
                <text:p>0.007874015748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77519379845">
                <text:p>0.0077519379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769230769231">
                <text:p>0.00769230769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763358778626">
                <text:p>0.007633587786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757575757576">
                <text:p>0.00757575757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751879699248">
                <text:p>0.00751879699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746268656716">
                <text:p>0.00746268656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740740740741">
                <text:p>0.007407407407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735294117647">
                <text:p>0.00735294117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729927007299">
                <text:p>0.00729927007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724637681159">
                <text:p>0.00724637681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719424460432">
                <text:p>0.00719424460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714285714286">
                <text:p>0.007142857142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709219858156">
                <text:p>0.00709219858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704225352113">
                <text:p>0.007042253521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699300699301">
                <text:p>0.006993006993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694444444444">
                <text:p>0.006944444444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689655172414">
                <text:p>0.006896551724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684931506849">
                <text:p>0.00684931506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680272108844">
                <text:p>0.00680272108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675675675676">
                <text:p>0.006756756756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671140939597">
                <text:p>0.006711409395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666666666667">
                <text:p>0.00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662251655629">
                <text:p>0.006622516556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657894736842">
                <text:p>0.006578947368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653594771242">
                <text:p>0.00653594771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